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massCON2023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Masscollabs Services with GFDLv1.3+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Our Organizations on GitHub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Masscollabs Services</text:p>
              </text:list-item>
              <text:list-item>
                <text:p>Procyberian (procyberian system distribution – psd)</text:p>
              </text:list-item>
              <text:list-item>
                <text:p>Amassivus</text:p>
              </text:list-item>
              <text:list-item>
                <text:p>Mass Collaboration Labs</text:p>
              </text:list-item>
              <text:list-item>
                <text:p>All are verified with Masscollabs Services domain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QA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Feel free to ask your questions on Libera.Chat #masscollabs chann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3T21:01:03.931337884</meta:creation-date>
    <meta:editing-duration>PT2M47S</meta:editing-duration>
    <meta:editing-cycles>3</meta:editing-cycles>
    <meta:generator>LibreOffice/7.3.7.2$Linux_X86_64 LibreOffice_project/30$Build-2</meta:generator>
    <dc:title>Beehive</dc:title>
    <dc:date>2023-05-13T21:03:47.962065953</dc:date>
    <meta:document-statistic meta:object-count="148"/>
  </office:meta>
</office:document-meta>
</file>